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Arentz Bethany </text:p>
          </table:table-cell>
          <table:table-cell/>
        </table:table-row>
        <table:table-row table:style-name="ro1">
          <table:table-cell office:value-type="string" calcext:value-type="string">
            <text:p>Sophie Bauman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Beecham jam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rady Nadea Zhane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van Ca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telyn Ca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icheal Cheng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orge Delp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tthew Dent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hakal Aashis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rain Abe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guibar Paulin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ohn William Emers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niel Gomez carlo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nneth Greene</text:p>
          </table:table-cell>
          <table:table-cell/>
        </table:table-row>
        <table:table-row table:style-name="ro1">
          <table:table-cell office:value-type="string" calcext:value-type="string">
            <text:p>Haggard ethan Corb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alder sushmit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udson Hargett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imed Tah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ipskind Aust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ulihan Jam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ames Ki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imsanboev Bekzod </text:p>
          </table:table-cell>
          <table:table-cell/>
        </table:table-row>
        <table:table-row table:style-name="ro1">
          <table:table-cell office:value-type="string" calcext:value-type="string">
            <text:p>Langendoen Noah Patric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m Kayly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rtinez Brad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cgee madison Elizabet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claughlin Jare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iller Jacob Benjam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guyen Christina Ma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guyen Hanna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guyen Bae kim</text:p>
          </table:table-cell>
          <table:table-cell/>
        </table:table-row>
        <table:table-row table:style-name="ro1">
          <table:table-cell office:value-type="string" calcext:value-type="string">
            <text:p>Ortiz Elliz Yohelv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eterson jarret Taylo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ham Minh Duc</text:p>
          </table:table-cell>
          <table:table-cell/>
        </table:table-row>
        <table:table-row table:style-name="ro1">
          <table:table-cell office:value-type="string" calcext:value-type="string">
            <text:p>Potter Maureen li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ardon Kathry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li Ross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loni Jaromi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manonok max Steve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etman Joseph Byron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ussaint Kay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a Michell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an Justin 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andygriff Colt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s Jacob Kendric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ker Yat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hou Youkai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0:53:13.132183155</meta:creation-date>
    <dc:date>2024-04-26T21:30:28.793503244</dc:date>
    <meta:editing-duration>PT2M45S</meta:editing-duration>
    <meta:editing-cycles>1</meta:editing-cycles>
    <meta:document-statistic meta:table-count="1" meta:cell-count="93" meta:object-count="0"/>
    <meta:generator>LibreOffice/7.3.7.2$Linux_X86_64 LibreOffice_project/30$Build-2</meta:generator>
  </office:meta>
</office:document-meta>
</file>